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cbc0" officeooo:paragraph-rsid="0002cbc0"/>
    </style:style>
    <style:style style:name="P2" style:family="paragraph" style:parent-style-name="Standard">
      <style:text-properties officeooo:rsid="0002cbc0" officeooo:paragraph-rsid="0003b8d0"/>
    </style:style>
    <style:style style:name="P3" style:family="paragraph" style:parent-style-name="Standard">
      <style:text-properties officeooo:rsid="0003b8d0" officeooo:paragraph-rsid="0003b8d0"/>
    </style:style>
    <style:style style:name="T1" style:family="text">
      <style:text-properties officeooo:rsid="00033d24"/>
    </style:style>
    <style:style style:name="T2" style:family="text">
      <style:text-properties officeooo:rsid="0003b8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2">Se ejecuta primero el fuera de hilo y después el dentro de hilo <text:span text:style-name="T2">(es en teoría posible que no sea así, pero estadísticamente...)</text:span></text:p>
      <text:p text:style-name="P1"/>
      <text:p text:style-name="P1">2.</text:p>
      <text:p text:style-name="P1">Lo mismo</text:p>
      <text:p text:style-name="P1"/>
      <text:p text:style-name="P1">3.</text:p>
      <text:p text:style-name="P1">Se intercalan pero la primera linea es un “fuera del hilo” <text:span text:style-name="T2">(es en teoría posible que no sea así, pero estadísticamente...)</text:span></text:p>
      <text:p text:style-name="P1"/>
      <text:p text:style-name="P1">4.</text:p>
      <text:p text:style-name="P1">Los más probables de empezar son c1 o c2, pero no tengo control sobre <text:span text:style-name="T1">el orden de ejecución.</text:span></text:p>
      <text:p text:style-name="P1"/>
      <text:p text:style-name="P3">5.</text:p>
      <text:p text:style-name="P3">El resultado obtenido es el esperado: no se intercalan. (es en teoría posible que no sea así, pero estadísticamente..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3:32:49.261538956</meta:creation-date>
    <dc:date>2016-10-25T14:03:25.376316881</dc:date>
    <meta:editing-duration>PT15M25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10" meta:word-count="88" meta:character-count="478" meta:non-whitespace-character-count="400"/>
  </office:meta>
</office:document-meta>
</file>